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L1">
      <style:paragraph-properties fo:text-align="start" style:justify-single-word="false" style:text-autospace="none" style:writing-mode="lr-tb"/>
    </style:style>
    <style:style style:name="T1" style:family="text">
      <style:text-properties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38443071" text:style-name="L1">
        <text:list-item>
          <text:p text:style-name="P2"><text:span text:style-name="T1">identify potential types of visualizations,e.g. visualizations on morbidity, mortality, types of outcome pyramids, poverty maps, health facility density, etc.</text:span></text:p>
          <text:list>
            <text:list-item>
              <text:p text:style-name="P2"><text:span text:style-name="T1">formulate test use cases</text:span></text:p>
            </text:list-item>
          </text:list>
        </text:list-item>
        <text:list-item>
          <text:p text:style-name="P1">Formulate battery of established benchmark validation queries need to be formulated</text:p>
        </text:list-item>
        <text:list-item>
          <text:p text:style-name="P1">experiment/learn Pentaho Dashboard using test use-cases</text:p>
        </text:list-item>
        <text:list-item>
          <text:p text:style-name="P1">experiment/learn D3.js using test use-cases</text:p>
        </text:list-item>
        <text:list-item>
          <text:p text:style-name="P1">experiment/learn Bokeh using test use-cases</text:p>
        </text:list-item>
        <text:list-item>
          <text:p text:style-name="P1">experiment/learn Shiny R using test use-cases</text:p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11:25:35</dc:date>
    <dc:creator>Tumaini Kilimba</dc:creator>
    <meta:document-statistic meta:table-count="0" meta:image-count="0" meta:object-count="0" meta:page-count="1" meta:paragraph-count="7" meta:word-count="63" meta:character-count="465" meta:non-whitespace-character-count="416"/>
    <meta:generator>LibreOffice/3.5$Linux_X86_64 LibreOffice_project/350m1$Build-2</meta:generator>
  </office:meta>
</office:document-meta>
</file>